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95d" officeooo:paragraph-rsid="000bd95d"/>
    </style:style>
    <style:style style:name="T1" style:family="text">
      <style:text-properties officeooo:rsid="000eabd9"/>
    </style:style>
    <style:style style:name="T2" style:family="text">
      <style:text-properties officeooo:rsid="000f1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JAVASCRIPT</text:p>
      <text:p text:style-name="P1"/>
      <text:p text:style-name="P1"/>
      <text:p text:style-name="P1">1.- Leer el nombre y las edades de varias personas <text:span text:style-name="T1">guardar en arra</text:span>y<text:span text:style-name="T1">s y</text:span> mostrar, quién es el menor y quién es el mayor.</text:p>
      <text:p text:style-name="P1"/>
      <text:p text:style-name="P1">2.- Desarrollar un programa que calcule el desglose de una cantidad en billetes y monedas, tal que se minimice la cantidad de monedas y billetes.</text:p>
      <text:p text:style-name="P1"/>
      <text:p text:style-name="P1"><text:span text:style-name="T2">3</text:span>.- Leer 5 números, obtener su promedio y determinar cuál es el más cercano al promedio. Si hay más de uno cercano porque se acerca por arriba o por abajo, ponerlo también.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0-01T12:31:44.67</meta:creation-date>
    <dc:date>2019-09-19T09:20:32.232000000</dc:date>
    <meta:editing-duration>PT3M10S</meta:editing-duration>
    <meta:editing-cycles>4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5" meta:word-count="83" meta:character-count="457" meta:non-whitespace-character-count="377"/>
  </office:meta>
</office:document-meta>
</file>